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orizontal_20_Line">
      <style:text-properties style:font-name="Arial" fo:font-size="12pt" style:font-size-asian="12pt" style:font-size-complex="1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top="0cm" fo:margin-bottom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size-complex="12pt"/>
    </style:style>
    <style:style style:name="T5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style:text-underline-style="none" fo:font-weight="bold" style:font-weight-asian="bold" style:font-weight-complex="bold"/>
    </style:style>
    <style:style style:name="T10" style:family="text">
      <style:text-properties style:font-name="Arial" style:text-underline-style="none" fo:font-weight="normal" style:font-weight-asian="normal" style:font-weight-complex="normal"/>
    </style:style>
    <style:style style:name="T11" style:family="text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T12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Strong_20_Emphasis"><text:span text:style-name="T11">Índice del Proyecto: Mi Colección Musical</text:span></text:span></text:h>
      <text:p text:style-name="P6"><text:span text:style-name="Strong_20_Emphasis"><text:span text:style-name="T11"/></text:span></text:p>
      <text:p text:style-name="Text_20_body"><text:span text:style-name="Strong_20_Emphasis"><text:span text:style-name="T12">I. Estructura General y Diseño (HTML y CSS)</text:span></text:span></text:p>
      <text:list xml:id="list1601191798808121740" text:style-name="L1">
        <text:list-item>
          <text:p text:style-name="P3"><text:span text:style-name="Strong_20_Emphasis"><text:span text:style-name="Source_20_Text"><text:span text:style-name="T8">index.html</text:span></text:span></text:span><text:span text:style-name="Strong_20_Emphasis"><text:span text:style-name="T8"> (Estructura de la Aplicación)</text:span></text:span></text:p>
          <text:list>
            <text:list-item>
              <text:p text:style-name="P7"><text:span text:style-name="Strong_20_Emphasis"><text:span text:style-name="T8">Barra Lateral (</text:span></text:span><text:span text:style-name="Strong_20_Emphasis"><text:span text:style-name="Source_20_Text"><text:span text:style-name="T8">.sidebar</text:span></text:span></text:span><text:span text:style-name="Strong_20_Emphasis"><text:span text:style-name="T8">)</text:span></text:span><text:span text:style-name="T8">: </text:span></text:p>
              <text:list>
                <text:list-item>
                  <text:p text:style-name="P7"><text:span text:style-name="T8">Logo de la aplicación (</text:span><text:span text:style-name="Source_20_Text"><text:span text:style-name="T8">&lt;h1&gt;</text:span></text:span><text:span text:style-name="T8">). </text:span></text:p>
                </text:list-item>
                <text:list-item>
                  <text:p text:style-name="P7"><text:span text:style-name="T8">Enlaces de navegación principales (</text:span><text:span text:style-name="Source_20_Text"><text:span text:style-name="T8">.nav-links</text:span></text:span><text:span text:style-name="T8">): </text:span></text:p>
                  <text:list>
                    <text:list-item>
                      <text:p text:style-name="P9">Inicio (Explorar Álbumes). </text:p>
                    </text:list-item>
                    <text:list-item>
                      <text:p text:style-name="P9">Buscar (Redirige a la sección de explorar/búsqueda). </text:p>
                    </text:list-item>
                    <text:list-item>
                      <text:p text:style-name="P9">Tu Biblioteca (Nueva sección interactiva). </text:p>
                    </text:list-item>
                  </text:list>
                </text:list-item>
                <text:list-item>
                  <text:p text:style-name="P7"><text:span text:style-name="T8">Sección de Playlists (</text:span><text:span text:style-name="Source_20_Text"><text:span text:style-name="T8">.playlists</text:span></text:span><text:span text:style-name="T8">): </text:span></text:p>
                  <text:list>
                    <text:list-item>
                      <text:p text:style-name="P9">Crear playlist (Nueva sección, placeholder). </text:p>
                    </text:list-item>
                    <text:list-item>
                      <text:p text:style-name="P9">Canciones que te gustan (Nueva sección interactiva). </text:p>
                    </text:list-item>
                  </text:list>
                </text:list-item>
              </text:list>
            </text:list-item>
            <text:list-item>
              <text:p text:style-name="P7"><text:span text:style-name="Strong_20_Emphasis"><text:span text:style-name="T8">Contenido Principal (</text:span></text:span><text:span text:style-name="Strong_20_Emphasis"><text:span text:style-name="Source_20_Text"><text:span text:style-name="T8">.main-content</text:span></text:span></text:span><text:span text:style-name="Strong_20_Emphasis"><text:span text:style-name="T8">)</text:span></text:span><text:span text:style-name="T8">: </text:span></text:p>
              <text:list>
                <text:list-item>
                  <text:p text:style-name="P7"><text:span text:style-name="T8">Barra superior (</text:span><text:span text:style-name="Source_20_Text"><text:span text:style-name="T8">.top-bar</text:span></text:span><text:span text:style-name="T8">, actualmente vacía). </text:span></text:p>
                </text:list-item>
                <text:list-item>
                  <text:p text:style-name="P7"><text:span text:style-name="T8">Área de Contenido (</text:span><text:span text:style-name="Source_20_Text"><text:span text:style-name="T8">.content-area</text:span></text:span><text:span text:style-name="T8">): </text:span></text:p>
                  <text:list>
                    <text:list-item>
                      <text:p text:style-name="P7"><text:span text:style-name="Strong_20_Emphasis"><text:span text:style-name="T8">Sección Explorar Álbumes (</text:span></text:span><text:span text:style-name="Strong_20_Emphasis"><text:span text:style-name="Source_20_Text"><text:span text:style-name="T8">#explore-albums-section</text:span></text:span></text:span><text:span text:style-name="Strong_20_Emphasis"><text:span text:style-name="T8">)</text:span></text:span><text:span text:style-name="T8">: </text:span></text:p>
                      <text:list>
                        <text:list-item>
                          <text:p text:style-name="P9">Título "Explorar Álbumes". </text:p>
                        </text:list-item>
                        <text:list-item>
                          <text:p text:style-name="P7"><text:span text:style-name="T8">Controles de búsqueda (</text:span><text:span text:style-name="Source_20_Text"><text:span text:style-name="T8">.search-controls</text:span></text:span><text:span text:style-name="T8">): </text:span></text:p>
                          <text:list>
                            <text:list-item>
                              <text:p text:style-name="P7"><text:span text:style-name="T8">Campo de entrada de texto (</text:span><text:span text:style-name="Source_20_Text"><text:span text:style-name="T8">#search-input</text:span></text:span><text:span text:style-name="T8">). </text:span></text:p>
                            </text:list-item>
                            <text:list-item>
                              <text:p text:style-name="P7"><text:span text:style-name="T8">Botón para limpiar búsqueda (</text:span><text:span text:style-name="Source_20_Text"><text:span text:style-name="T8">#clear-search</text:span></text:span><text:span text:style-name="T8">). </text:span></text:p>
                            </text:list-item>
                            <text:list-item>
                              <text:p text:style-name="P7"><text:span text:style-name="T8">Selector de criterios de búsqueda (</text:span><text:span text:style-name="Source_20_Text"><text:span text:style-name="T8">#search-criterion</text:span></text:span><text:span text:style-name="T8">). </text:span></text:p>
                            </text:list-item>
                            <text:list-item>
                              <text:p text:style-name="P7"><text:span text:style-name="T8">Botón "Buscar" (</text:span><text:span text:style-name="Source_20_Text"><text:span text:style-name="T8">#apply-filter-button</text:span></text:span><text:span text:style-name="T8">). </text:span></text:p>
                            </text:list-item>
                          </text:list>
                        </text:list-item>
                        <text:list-item>
                          <text:p text:style-name="P7"><text:span text:style-name="T8">Rejilla de álbumes (</text:span><text:span text:style-name="Source_20_Text"><text:span text:style-name="T8">.album-grid</text:span></text:span><text:span text:style-name="T8">, </text:span><text:span text:style-name="Source_20_Text"><text:span text:style-name="T8">#album-grid</text:span></text:span><text:span text:style-name="T8">). </text:span></text:p>
                        </text:list-item>
                      </text:list>
                    </text:list-item>
                    <text:list-item>
                      <text:p text:style-name="P7"><text:span text:style-name="Strong_20_Emphasis"><text:span text:style-name="T8">Sección Tu Biblioteca (</text:span></text:span><text:span text:style-name="Strong_20_Emphasis"><text:span text:style-name="Source_20_Text"><text:span text:style-name="T8">#your-library-section</text:span></text:span></text:span><text:span text:style-name="Strong_20_Emphasis"><text:span text:style-name="T8">)</text:span></text:span><text:span text:style-name="T8">: </text:span></text:p>
                      <text:list>
                        <text:list-item>
                          <text:p text:style-name="P9">Título "Tu Biblioteca". </text:p>
                        </text:list-item>
                        <text:list-item>
                          <text:p text:style-name="P7"><text:span text:style-name="T8">Rejilla de álbumes de la biblioteca (</text:span><text:span text:style-name="Source_20_Text"><text:span text:style-name="T8">#library-album-grid</text:span></text:span><text:span text:style-name="T8">). </text:span></text:p>
                        </text:list-item>
                        <text:list-item>
                          <text:p text:style-name="P7"><text:span text:style-name="T8">Mensaje de biblioteca vacía (</text:span><text:span text:style-name="Source_20_Text"><text:span text:style-name="T8">#empty-library-message</text:span></text:span><text:span text:style-name="T8">). </text:span></text:p>
                        </text:list-item>
                      </text:list>
                    </text:list-item>
                    <text:list-item>
                      <text:p text:style-name="P7"><text:span text:style-name="Strong_20_Emphasis"><text:span text:style-name="T8">Sección Crear Nueva Playlist (</text:span></text:span><text:span text:style-name="Strong_20_Emphasis"><text:span text:style-name="Source_20_Text"><text:span text:style-name="T8">#create-playlist-section</text:span></text:span></text:span><text:span text:style-name="Strong_20_Emphasis"><text:span text:style-name="T8">)</text:span></text:span><text:span text:style-name="T8">: </text:span></text:p>
                      <text:list>
                        <text:list-item>
                          <text:p text:style-name="P9">Título "Crear Nueva Playlist". </text:p>
                        </text:list-item>
                        <text:list-item>
                          <text:p text:style-name="P9">Placeholder para futura funcionalidad. </text:p>
                        </text:list-item>
                      </text:list>
                    </text:list-item>
                    <text:list-item>
                      <text:p text:style-name="P7"><text:span text:style-name="Strong_20_Emphasis"><text:span text:style-name="T8">Sección Canciones que te gustan (</text:span></text:span><text:span text:style-name="Strong_20_Emphasis"><text:span text:style-name="Source_20_Text"><text:span text:style-name="T8">#liked-songs-section</text:span></text:span></text:span><text:span text:style-name="Strong_20_Emphasis"><text:span text:style-name="T8">)</text:span></text:span><text:span text:style-name="T8">: </text:span></text:p>
                      <text:list>
                        <text:list-item>
                          <text:p text:style-name="P9">Título "Canciones que te gustan". </text:p>
                        </text:list-item>
                        <text:list-item>
                          <text:p text:style-name="P7"><text:span text:style-name="T8">Rejilla de álbumes/canciones que gustan (</text:span><text:span text:style-name="Source_20_Text"><text:span text:style-name="T8">#liked-songs-grid</text:span></text:span><text:span text:style-name="T8">). </text:span></text:p>
                        </text:list-item>
                        <text:list-item>
                          <text:p text:style-name="P7"><text:span text:style-name="T8">Mensaje de "gustados" vacía (</text:span><text:span text:style-name="Source_20_Text"><text:span text:style-name="T8">#empty-liked-message</text:span></text:span><text:span text:style-name="T8">). 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<text:span text:style-name="Strong_20_Emphasis"><text:span text:style-name="T8">Modal de Detalles del Álbum (</text:span></text:span><text:span text:style-name="Strong_20_Emphasis"><text:span text:style-name="Source_20_Text"><text:span text:style-name="T8">.album-details-modal</text:span></text:span></text:span><text:span text:style-name="Strong_20_Emphasis"><text:span text:style-name="T8">)</text:span></text:span><text:span text:style-name="T8">: </text:span></text:p>
              <text:list>
                <text:list-item>
                  <text:p text:style-name="P7"><text:span text:style-name="T8">Contenido del modal (</text:span><text:span text:style-name="Source_20_Text"><text:span text:style-name="T8">.modal-content</text:span></text:span><text:span text:style-name="T8">) con información del álbum. </text:span></text:p>
                </text:list-item>
                <text:list-item>
                  <text:p text:style-name="P7"><text:span text:style-name="T8">Botón de cerrar (</text:span><text:span text:style-name="Source_20_Text"><text:span text:style-name="T8">.close-button</text:span></text:span><text:span text:style-name="T8">). </text:span></text:p>
                </text:list-item>
                <text:list-item>
                  <text:p text:style-name="P9">Información detallada del álbum (imagen, título, artista, año, género, tamaño). </text:p>
                </text:list-item>
                <text:list-item>
                  <text:p text:style-name="P9">Lista de partes/discos con enlace de reproducción. </text:p>
                </text:list-item>
                <text:list-item>
                  <text:p text:style-name="P7"><text:span text:style-name="Strong_20_Emphasis"><text:span text:style-name="T8">Acciones en el Modal (</text:span></text:span><text:span text:style-name="Strong_20_Emphasis"><text:span text:style-name="Source_20_Text"><text:span text:style-name="T8">.modal-actions</text:span></text:span></text:span><text:span text:style-name="Strong_20_Emphasis"><text:span text:style-name="T8">)</text:span></text:span><text:span text:style-name="T8">: </text:span></text:p>
                  <text:list>
                    <text:list-item>
                      <text:p text:style-name="P7"><text:span text:style-name="T8">Botón "Añadir a Biblioteca" (</text:span><text:span text:style-name="Source_20_Text"><text:span text:style-name="T8">#add-to-library-btn</text:span></text:span><text:span text:style-name="T8">). </text:span></text:p>
                    </text:list-item>
                    <text:list-item>
                      <text:p text:style-name="P7"><text:span text:style-name="T8">Botón "Me gusta" (</text:span><text:span text:style-name="Source_20_Text"><text:span text:style-name="T8">#add-to-liked-btn</text:span></text:span><text:span text:style-name="T8">)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oft-page-break/><text:span text:style-name="Strong_20_Emphasis"><text:span text:style-name="Source_20_Text"><text:span text:style-name="T8">style.css</text:span></text:span></text:span><text:span text:style-name="Strong_20_Emphasis"><text:span text:style-name="T8"> (Estilos de la Aplicación)</text:span></text:span></text:p>
          <text:list>
            <text:list-item>
              <text:p text:style-name="P7"><text:span text:style-name="Strong_20_Emphasis"><text:span text:style-name="T8">Estilos Globales y Reset</text:span></text:span><text:span text:style-name="T8">: </text:span><text:span text:style-name="Source_20_Text"><text:span text:style-name="T8">box-sizing: border-box</text:span></text:span><text:span text:style-name="T8">, </text:span><text:span text:style-name="Source_20_Text"><text:span text:style-name="T8">body</text:span></text:span><text:span text:style-name="T8"> como flex container. </text:span></text:p>
            </text:list-item>
            <text:list-item>
              <text:p text:style-name="P7"><text:span text:style-name="Strong_20_Emphasis"><text:span text:style-name="T8">Layout Principal</text:span></text:span><text:span text:style-name="T8">: Definición de la barra lateral fija (</text:span><text:span text:style-name="Source_20_Text"><text:span text:style-name="T8">.sidebar</text:span></text:span><text:span text:style-name="T8">) y el contenido principal (</text:span><text:span text:style-name="Source_20_Text"><text:span text:style-name="T8">.main-content</text:span></text:span><text:span text:style-name="T8">) con márgenes y ocupación de espacio. </text:span></text:p>
            </text:list-item>
            <text:list-item>
              <text:p text:style-name="P7"><text:span text:style-name="Strong_20_Emphasis"><text:span text:style-name="T8">Barra Lateral</text:span></text:span><text:span text:style-name="T8">: Estilos para logo, enlaces de navegación, estados </text:span><text:span text:style-name="Source_20_Text"><text:span text:style-name="T8">hover</text:span></text:span><text:span text:style-name="T8"> y </text:span><text:span text:style-name="Source_20_Text"><text:span text:style-name="T8">active</text:span></text:span><text:span text:style-name="T8">, y sección de playlists. </text:span></text:p>
            </text:list-item>
            <text:list-item>
              <text:p text:style-name="P7"><text:span text:style-name="Strong_20_Emphasis"><text:span text:style-name="T8">Barra de Búsqueda (</text:span></text:span><text:span text:style-name="Strong_20_Emphasis"><text:span text:style-name="Source_20_Text"><text:span text:style-name="T8">.search-controls</text:span></text:span></text:span><text:span text:style-name="Strong_20_Emphasis"><text:span text:style-name="T8">)</text:span></text:span><text:span text:style-name="T8">: </text:span></text:p>
              <text:list>
                <text:list-item>
                  <text:p text:style-name="P7"><text:span text:style-name="T8">Estilos para el contenedor (</text:span><text:span text:style-name="Source_20_Text"><text:span text:style-name="T8">display: flex</text:span></text:span><text:span text:style-name="T8">, </text:span><text:span text:style-name="Source_20_Text"><text:span text:style-name="T8">gap</text:span></text:span><text:span text:style-name="T8">, </text:span><text:span text:style-name="Source_20_Text"><text:span text:style-name="T8">background-color</text:span></text:span><text:span text:style-name="T8">). </text:span></text:p>
                </text:list-item>
                <text:list-item>
                  <text:p text:style-name="P7"><text:span text:style-name="T8">Estilos para el campo de búsqueda (</text:span><text:span text:style-name="Source_20_Text"><text:span text:style-name="T8">#search-input</text:span></text:span><text:span text:style-name="T8">), botón de limpiar (</text:span><text:span text:style-name="Source_20_Text"><text:span text:style-name="T8">#clear-search</text:span></text:span><text:span text:style-name="T8">), selector de criterio (</text:span><text:span text:style-name="Source_20_Text"><text:span text:style-name="T8">#search-criterion</text:span></text:span><text:span text:style-name="T8">) y botón de filtro (</text:span><text:span text:style-name="Source_20_Text"><text:span text:style-name="T8">#apply-filter-button</text:span></text:span><text:span text:style-name="T8">) para un diseño moderno y en línea. </text:span></text:p>
                </text:list-item>
              </text:list>
            </text:list-item>
            <text:list-item>
              <text:p text:style-name="P7"><text:span text:style-name="Strong_20_Emphasis"><text:span text:style-name="T8">Rejilla de Álbumes (</text:span></text:span><text:span text:style-name="Strong_20_Emphasis"><text:span text:style-name="Source_20_Text"><text:span text:style-name="T8">.album-grid</text:span></text:span></text:span><text:span text:style-name="Strong_20_Emphasis"><text:span text:style-name="T8">)</text:span></text:span><text:span text:style-name="T8">: Estilos para el diseño responsivo de las tarjetas de álbumes. </text:span></text:p>
            </text:list-item>
            <text:list-item>
              <text:p text:style-name="P7"><text:span text:style-name="Strong_20_Emphasis"><text:span text:style-name="T8">Tarjetas de Álbum (</text:span></text:span><text:span text:style-name="Strong_20_Emphasis"><text:span text:style-name="Source_20_Text"><text:span text:style-name="T8">.album-card</text:span></text:span></text:span><text:span text:style-name="Strong_20_Emphasis"><text:span text:style-name="T8">)</text:span></text:span><text:span text:style-name="T8">: Estilos para imágenes, títulos, artistas y efectos </text:span><text:span text:style-name="Source_20_Text"><text:span text:style-name="T8">hover</text:span></text:span><text:span text:style-name="T8">. </text:span></text:p>
            </text:list-item>
            <text:list-item>
              <text:p text:style-name="P7"><text:span text:style-name="Strong_20_Emphasis"><text:span text:style-name="T8">Modal de Detalles del Álbum</text:span></text:span><text:span text:style-name="T8">: </text:span></text:p>
              <text:list>
                <text:list-item>
                  <text:p text:style-name="P7"><text:span text:style-name="T8">Estilos para el fondo, contenedor del modal (</text:span><text:span text:style-name="Source_20_Text"><text:span text:style-name="T8">.modal-content</text:span></text:span><text:span text:style-name="T8">), botón de cerrar, información del álbum y lista de partes. </text:span></text:p>
                </text:list-item>
                <text:list-item>
                  <text:p text:style-name="P7"><text:span text:style-name="T8">Efecto de </text:span><text:span text:style-name="Source_20_Text"><text:span text:style-name="T8">backdrop-filter</text:span></text:span><text:span text:style-name="T8"> y animación </text:span><text:span text:style-name="Source_20_Text"><text:span text:style-name="T8">fadeIn</text:span></text:span><text:span text:style-name="T8">. </text:span></text:p>
                </text:list-item>
                <text:list-item>
                  <text:p text:style-name="P7"><text:span text:style-name="Strong_20_Emphasis"><text:span text:style-name="T8">Estilos para los botones de acción del modal (</text:span></text:span><text:span text:style-name="Strong_20_Emphasis"><text:span text:style-name="Source_20_Text"><text:span text:style-name="T8">.modal-actions</text:span></text:span></text:span><text:span text:style-name="Strong_20_Emphasis"><text:span text:style-name="T8">)</text:span></text:span><text:span text:style-name="T8">: </text:span></text:p>
                  <text:list>
                    <text:list-item>
                      <text:p text:style-name="P7"><text:span text:style-name="T8">Botones "Añadir a Biblioteca" y "Me gusta" con estilos de color y estados </text:span><text:span text:style-name="Source_20_Text"><text:span text:style-name="T8">added</text:span></text:span><text:span text:style-name="T8">. 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trong_20_Emphasis"><text:span text:style-name="T8">Clases de Visibilidad</text:span></text:span><text:span text:style-name="T8">: </text:span><text:span text:style-name="Source_20_Text"><text:span text:style-name="T8">.hidden-section</text:span></text:span><text:span text:style-name="T8"> y </text:span><text:span text:style-name="Source_20_Text"><text:span text:style-name="T8">.visible-section</text:span></text:span><text:span text:style-name="T8"> para gestionar el display de las diferentes vistas de contenido. </text:span></text:p>
            </text:list-item>
            <text:list-item>
              <text:p text:style-name="P3"><text:span text:style-name="Strong_20_Emphasis"><text:span text:style-name="T8">Media Queries</text:span></text:span><text:span text:style-name="T8">: Ajustes de diseño para pantallas más pequeñas (tablets y móviles) para una experiencia responsiva. </text:span></text:p>
            </text:list-item>
          </text:list>
        </text:list-item>
      </text:list>
      <text:p text:style-name="Text_20_body"><text:span text:style-name="Strong_20_Emphasis"><text:span text:style-name="T13">II. Lógica y Funcionalidad (JavaScript)</text:span></text:span></text:p>
      <text:list xml:id="list3613458130611103665" text:style-name="L2">
        <text:list-item>
          <text:p text:style-name="P8"><text:span text:style-name="Strong_20_Emphasis"><text:span text:style-name="Source_20_Text"><text:span text:style-name="T8">script.js</text:span></text:span></text:span><text:span text:style-name="Strong_20_Emphasis"><text:span text:style-name="T8"> (Funcionalidad de la Aplicación)</text:span></text:span><text:span text:style-name="T8"> </text:span></text:p>
          <text:list>
            <text:list-item>
              <text:p text:style-name="P8"><text:span text:style-name="Strong_20_Emphasis"><text:span text:style-name="T8">Carga de Datos</text:span></text:span><text:span text:style-name="T8">: </text:span></text:p>
              <text:list>
                <text:list-item>
                  <text:p text:style-name="P8"><text:span text:style-name="Source_20_Text"><text:span text:style-name="T8">loadAlbums()</text:span></text:span><text:span text:style-name="T8">: Carga los datos de los álbumes desde </text:span><text:span text:style-name="Source_20_Text"><text:span text:style-name="T8">albums.json</text:span></text:span><text:span text:style-name="T8"> usando </text:span><text:span text:style-name="Source_20_Text"><text:span text:style-name="T8">XMLHttpRequest</text:span></text:span><text:span text:style-name="T8">. </text:span></text:p>
                </text:list-item>
                <text:list-item>
                  <text:p text:style-name="P10">Asignación de IDs únicos a los álbumes para una mejor gestión. </text:p>
                </text:list-item>
              </text:list>
            </text:list-item>
            <text:list-item>
              <text:p text:style-name="P8"><text:span text:style-name="Strong_20_Emphasis"><text:span text:style-name="T8">Gestión de </text:span></text:span><text:span text:style-name="Strong_20_Emphasis"><text:span text:style-name="Source_20_Text"><text:span text:style-name="T8">localStorage</text:span></text:span></text:span><text:span text:style-name="T8">: </text:span></text:p>
              <text:list>
                <text:list-item>
                  <text:p text:style-name="P8"><text:span text:style-name="Source_20_Text"><text:span text:style-name="T8">getAlbumsFromStorage(key)</text:span></text:span><text:span text:style-name="T8">: Recupera álbumes de </text:span><text:span text:style-name="Source_20_Text"><text:span text:style-name="T8">localStorage</text:span></text:span><text:span text:style-name="T8"> para una clave específica (ej. </text:span><text:span text:style-name="Source_20_Text"><text:span text:style-name="T8">'userLibrary'</text:span></text:span><text:span text:style-name="T8">, </text:span><text:span text:style-name="Source_20_Text"><text:span text:style-name="T8">'likedSongs'</text:span></text:span><text:span text:style-name="T8">). </text:span></text:p>
                </text:list-item>
                <text:list-item>
                  <text:p text:style-name="P8"><text:span text:style-name="Source_20_Text"><text:span text:style-name="T8">saveAlbumsToStorage(key, albums)</text:span></text:span><text:span text:style-name="T8">: Guarda álbumes en </text:span><text:span text:style-name="Source_20_Text"><text:span text:style-name="T8">localStorage</text:span></text:span><text:span text:style-name="T8">. </text:span></text:p>
                </text:list-item>
                <text:list-item>
                  <text:p text:style-name="P8"><text:span text:style-name="Source_20_Text"><text:span text:style-name="T8">addAlbumToCollection(key, album)</text:span></text:span><text:span text:style-name="T8">: Añade un álbum a una colección, evitando duplicados. </text:span></text:p>
                </text:list-item>
                <text:list-item>
                  <text:p text:style-name="P8"><text:span text:style-name="Source_20_Text"><text:span text:style-name="T8">removeAlbumFromCollection(key, albumId)</text:span></text:span><text:span text:style-name="T8">: Elimina un álbum de una colección. </text:span></text:p>
                </text:list-item>
                <text:list-item>
                  <text:p text:style-name="P8"><text:span text:style-name="Source_20_Text"><text:span text:style-name="T8">isAlbumInCollection(key, albumId)</text:span></text:span><text:span text:style-name="T8">: Comprueba si un álbum ya está en una colección. </text:span></text:p>
                </text:list-item>
              </text:list>
            </text:list-item>
            <text:list-item>
              <text:p text:style-name="P8"><text:span text:style-name="Strong_20_Emphasis"><text:span text:style-name="T8">Renderizado de Álbumes</text:span></text:span><text:span text:style-name="T8">: </text:span></text:p>
              <text:list>
                <text:list-item>
                  <text:p text:style-name="P8"><text:span text:style-name="Source_20_Text"><text:span text:style-name="T8">renderAlbums(albumsToRender, targetGrid, emptyMessageElement)</text:span></text:span><text:span text:style-name="T8">: Función genérica para mostrar álbumes en cualquier cuadrícula (</text:span><text:span text:style-name="Source_20_Text"><text:span text:style-name="T8">.album-grid</text:span></text:span><text:span text:style-name="T8">) y gestionar mensajes de "vacío". </text:span></text:p>
                </text:list-item>
                <text:list-item>
                  <text:p text:style-name="P8"><text:span text:style-name="Source_20_Text"><text:span text:style-name="T8">renderLibraryAlbums()</text:span></text:span><text:span text:style-name="T8">: Renderiza los álbumes de "Tu Biblioteca". </text:span></text:p>
                </text:list-item>
                <text:list-item>
                  <text:p text:style-name="P8"><text:soft-page-break/><text:span text:style-name="Source_20_Text"><text:span text:style-name="T8">renderLikedSongs()</text:span></text:span><text:span text:style-name="T8">: Renderiza los álbumes de "Canciones que te gustan". </text:span></text:p>
                </text:list-item>
              </text:list>
            </text:list-item>
            <text:list-item>
              <text:p text:style-name="P8"><text:span text:style-name="Strong_20_Emphasis"><text:span text:style-name="T8">Funcionalidad de Búsqueda y Filtrado</text:span></text:span><text:span text:style-name="T8">: </text:span></text:p>
              <text:list>
                <text:list-item>
                  <text:p text:style-name="P8"><text:span text:style-name="Source_20_Text"><text:span text:style-name="T8">applyFilters()</text:span></text:span><text:span text:style-name="T8">: Filtra los álbumes mostrados en la sección "Explorar Álbumes" según el término de búsqueda y el criterio seleccionado. </text:span></text:p>
                </text:list-item>
                <text:list-item>
                  <text:p text:style-name="P10">Event listeners para el campo de búsqueda (entrada, Enter, borrar) y el selector de criterio. </text:p>
                </text:list-item>
              </text:list>
            </text:list-item>
            <text:list-item>
              <text:p text:style-name="P8"><text:span text:style-name="Strong_20_Emphasis"><text:span text:style-name="T8">Gestión de Secciones de Contenido</text:span></text:span><text:span text:style-name="T8">: </text:span></text:p>
              <text:list>
                <text:list-item>
                  <text:p text:style-name="P8"><text:span text:style-name="Source_20_Text"><text:span text:style-name="T8">showSection(sectionToShow, activeLink)</text:span></text:span><text:span text:style-name="T8">: Función central para ocultar todas las secciones de contenido y mostrar la sección deseada. </text:span></text:p>
                </text:list-item>
                <text:list-item>
                  <text:p text:style-name="P8"><text:span text:style-name="Strong_20_Emphasis"><text:span text:style-name="T8">Mejora de la gestión de la clase </text:span></text:span><text:span text:style-name="Strong_20_Emphasis"><text:span text:style-name="Source_20_Text"><text:span text:style-name="T8">active</text:span></text:span></text:span><text:span text:style-name="Strong_20_Emphasis"><text:span text:style-name="T8"> en la barra lateral</text:span></text:span><text:span text:style-name="T8">: Asegura que solo el enlace de la sección actualmente visible tenga el estado </text:span><text:span text:style-name="Source_20_Text"><text:span text:style-name="T8">active</text:span></text:span><text:span text:style-name="T8">. </text:span></text:p>
                </text:list-item>
              </text:list>
            </text:list-item>
            <text:list-item>
              <text:p text:style-name="P8"><text:span text:style-name="Strong_20_Emphasis"><text:span text:style-name="T8">Modal de Detalles del Álbum (</text:span></text:span><text:span text:style-name="Strong_20_Emphasis"><text:span text:style-name="Source_20_Text"><text:span text:style-name="T8">showAlbumDetails</text:span></text:span></text:span><text:span text:style-name="Strong_20_Emphasis"><text:span text:style-name="T8">)</text:span></text:span><text:span text:style-name="T8">: </text:span></text:p>
              <text:list>
                <text:list-item>
                  <text:p text:style-name="P10">Muestra un modal con información detallada de un álbum. </text:p>
                </text:list-item>
                <text:list-item>
                  <text:p text:style-name="P8"><text:span text:style-name="Strong_20_Emphasis"><text:span text:style-name="T8">Funcionalidad de los botones "Añadir a Biblioteca" y "Me gusta"</text:span></text:span><text:span text:style-name="T8">: </text:span></text:p>
                  <text:list>
                    <text:list-item>
                      <text:p text:style-name="P8"><text:span text:style-name="T8">Añaden/eliminan el álbum de las colecciones respectivas en </text:span><text:span text:style-name="Source_20_Text"><text:span text:style-name="T8">localStorage</text:span></text:span><text:span text:style-name="T8">. </text:span></text:p>
                    </text:list-item>
                    <text:list-item>
                      <text:p text:style-name="P8"><text:span text:style-name="Strong_20_Emphasis"><text:span text:style-name="T8">Corrección</text:span></text:span><text:span text:style-name="T8">: Los botones ahora actualizan su estado (texto y clase </text:span><text:span text:style-name="Source_20_Text"><text:span text:style-name="T8">added</text:span></text:span><text:span text:style-name="T8">) dinámicamente </text:span><text:span text:style-name="Emphasis"><text:span text:style-name="T8">después</text:span></text:span><text:span text:style-name="T8"> de cada clic, permitiendo añadir múltiples álbumes. </text:span></text:p>
                    </text:list-item>
                    <text:list-item>
                      <text:p text:style-name="P10">Actualiza automáticamente la vista de la biblioteca o canciones gustadas si esas secciones están visibles. </text:p>
                    </text:list-item>
                  </text:list>
                </text:list-item>
              </text:list>
            </text:list-item>
            <text:list-item>
              <text:p text:style-name="P8"><text:span text:style-name="Strong_20_Emphasis"><text:span text:style-name="T8">Event Listeners</text:span></text:span><text:span text:style-name="T8">: </text:span></text:p>
              <text:list>
                <text:list-item>
                  <text:p text:style-name="P10">Para los enlaces de la barra lateral: cambian la sección de contenido visible. </text:p>
                </text:list-item>
                <text:list-item>
                  <text:p text:style-name="P10">Para la barra de búsqueda y sus elementos. </text:p>
                </text:list-item>
                <text:list-item>
                  <text:p text:style-name="P10">Para las interacciones con el modal (cerrar, clic fuera). </text:p>
                </text:list-item>
              </text:list>
            </text:list-item>
            <text:list-item>
              <text:p text:style-name="P4"><text:span text:style-name="Strong_20_Emphasis"><text:span text:style-name="T8">Inicialización</text:span></text:span><text:span text:style-name="T8">: Carga inicial de los álbumes y muestra la sección "Explorar Álbumes" al cargar la página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errano</meta:initial-creator>
    <meta:creation-date>2025-06-02T18:43:50.31</meta:creation-date>
    <dc:date>2025-06-02T18:46:43.97</dc:date>
    <dc:creator>David Serrano</dc:creator>
    <meta:editing-duration>PT2M53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3" meta:paragraph-count="90" meta:word-count="825" meta:character-count="5807"/>
  </office:meta>
</office:document-meta>
</file>